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30010" calcext:value-type="float">
            <text:p>230010</text:p>
          </table:table-cell>
          <table:table-cell office:value-type="string" calcext:value-type="string">
            <text:p>Abaiara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30015" calcext:value-type="float">
            <text:p>230015</text:p>
          </table:table-cell>
          <table:table-cell office:value-type="string" calcext:value-type="string">
            <text:p>Acarape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30020" calcext:value-type="float">
            <text:p>230020</text:p>
          </table:table-cell>
          <table:table-cell office:value-type="string" calcext:value-type="string">
            <text:p>Acaraú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30030" calcext:value-type="float">
            <text:p>230030</text:p>
          </table:table-cell>
          <table:table-cell office:value-type="string" calcext:value-type="string">
            <text:p>Acopiara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30040" calcext:value-type="float">
            <text:p>230040</text:p>
          </table:table-cell>
          <table:table-cell office:value-type="string" calcext:value-type="string">
            <text:p>Aiuab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0050" calcext:value-type="float">
            <text:p>230050</text:p>
          </table:table-cell>
          <table:table-cell office:value-type="string" calcext:value-type="string">
            <text:p>Alcântaras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30060" calcext:value-type="float">
            <text:p>230060</text:p>
          </table:table-cell>
          <table:table-cell office:value-type="string" calcext:value-type="string">
            <text:p>Altaneira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float" office:value="230070" calcext:value-type="float">
            <text:p>230070</text:p>
          </table:table-cell>
          <table:table-cell office:value-type="string" calcext:value-type="string">
            <text:p>Alto Sant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30075" calcext:value-type="float">
            <text:p>230075</text:p>
          </table:table-cell>
          <table:table-cell office:value-type="string" calcext:value-type="string">
            <text:p>Amontada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30080" calcext:value-type="float">
            <text:p>230080</text:p>
          </table:table-cell>
          <table:table-cell office:value-type="string" calcext:value-type="string">
            <text:p>Antonina do Norte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30090" calcext:value-type="float">
            <text:p>230090</text:p>
          </table:table-cell>
          <table:table-cell office:value-type="string" calcext:value-type="string">
            <text:p>Apuiarés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30100" calcext:value-type="float">
            <text:p>230100</text:p>
          </table:table-cell>
          <table:table-cell office:value-type="string" calcext:value-type="string">
            <text:p>Aquiraz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230110" calcext:value-type="float">
            <text:p>230110</text:p>
          </table:table-cell>
          <table:table-cell office:value-type="string" calcext:value-type="string">
            <text:p>Aracati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30120" calcext:value-type="float">
            <text:p>230120</text:p>
          </table:table-cell>
          <table:table-cell office:value-type="string" calcext:value-type="string">
            <text:p>Aracoiab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0125" calcext:value-type="float">
            <text:p>230125</text:p>
          </table:table-cell>
          <table:table-cell office:value-type="string" calcext:value-type="string">
            <text:p>Ararendá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float" office:value="230130" calcext:value-type="float">
            <text:p>230130</text:p>
          </table:table-cell>
          <table:table-cell office:value-type="string" calcext:value-type="string">
            <text:p>Araripe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float" office:value="230140" calcext:value-type="float">
            <text:p>230140</text:p>
          </table:table-cell>
          <table:table-cell office:value-type="string" calcext:value-type="string">
            <text:p>Aratuba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30150" calcext:value-type="float">
            <text:p>230150</text:p>
          </table:table-cell>
          <table:table-cell office:value-type="string" calcext:value-type="string">
            <text:p>Arneiroz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30160" calcext:value-type="float">
            <text:p>230160</text:p>
          </table:table-cell>
          <table:table-cell office:value-type="string" calcext:value-type="string">
            <text:p>Assaré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30170" calcext:value-type="float">
            <text:p>230170</text:p>
          </table:table-cell>
          <table:table-cell office:value-type="string" calcext:value-type="string">
            <text:p>Aurora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30180" calcext:value-type="float">
            <text:p>230180</text:p>
          </table:table-cell>
          <table:table-cell office:value-type="string" calcext:value-type="string">
            <text:p>Baixio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30185" calcext:value-type="float">
            <text:p>230185</text:p>
          </table:table-cell>
          <table:table-cell office:value-type="string" calcext:value-type="string">
            <text:p>Banabuiú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30190" calcext:value-type="float">
            <text:p>230190</text:p>
          </table:table-cell>
          <table:table-cell office:value-type="string" calcext:value-type="string">
            <text:p>Barbalha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30195" calcext:value-type="float">
            <text:p>230195</text:p>
          </table:table-cell>
          <table:table-cell office:value-type="string" calcext:value-type="string">
            <text:p>Barreir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30200" calcext:value-type="float">
            <text:p>230200</text:p>
          </table:table-cell>
          <table:table-cell office:value-type="string" calcext:value-type="string">
            <text:p>Barro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30205" calcext:value-type="float">
            <text:p>230205</text:p>
          </table:table-cell>
          <table:table-cell office:value-type="string" calcext:value-type="string">
            <text:p>Barroquinha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30210" calcext:value-type="float">
            <text:p>230210</text:p>
          </table:table-cell>
          <table:table-cell office:value-type="string" calcext:value-type="string">
            <text:p>Baturité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30220" calcext:value-type="float">
            <text:p>230220</text:p>
          </table:table-cell>
          <table:table-cell office:value-type="string" calcext:value-type="string">
            <text:p>Beberibe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30230" calcext:value-type="float">
            <text:p>230230</text:p>
          </table:table-cell>
          <table:table-cell office:value-type="string" calcext:value-type="string">
            <text:p>Bela Cruz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30240" calcext:value-type="float">
            <text:p>230240</text:p>
          </table:table-cell>
          <table:table-cell office:value-type="string" calcext:value-type="string">
            <text:p>Boa Viagem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float" office:value="230250" calcext:value-type="float">
            <text:p>230250</text:p>
          </table:table-cell>
          <table:table-cell office:value-type="string" calcext:value-type="string">
            <text:p>Brejo Santo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230260" calcext:value-type="float">
            <text:p>230260</text:p>
          </table:table-cell>
          <table:table-cell office:value-type="string" calcext:value-type="string">
            <text:p>Camocim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230270" calcext:value-type="float">
            <text:p>230270</text:p>
          </table:table-cell>
          <table:table-cell office:value-type="string" calcext:value-type="string">
            <text:p>Campos Sales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30280" calcext:value-type="float">
            <text:p>230280</text:p>
          </table:table-cell>
          <table:table-cell office:value-type="string" calcext:value-type="string">
            <text:p>Canindé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30290" calcext:value-type="float">
            <text:p>230290</text:p>
          </table:table-cell>
          <table:table-cell office:value-type="string" calcext:value-type="string">
            <text:p>Capistrano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30300" calcext:value-type="float">
            <text:p>230300</text:p>
          </table:table-cell>
          <table:table-cell office:value-type="string" calcext:value-type="string">
            <text:p>Caridade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30310" calcext:value-type="float">
            <text:p>230310</text:p>
          </table:table-cell>
          <table:table-cell office:value-type="string" calcext:value-type="string">
            <text:p>Cariré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30320" calcext:value-type="float">
            <text:p>230320</text:p>
          </table:table-cell>
          <table:table-cell office:value-type="string" calcext:value-type="string">
            <text:p>Caririaçu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30330" calcext:value-type="float">
            <text:p>230330</text:p>
          </table:table-cell>
          <table:table-cell office:value-type="string" calcext:value-type="string">
            <text:p>Cariú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0340" calcext:value-type="float">
            <text:p>230340</text:p>
          </table:table-cell>
          <table:table-cell office:value-type="string" calcext:value-type="string">
            <text:p>Carnaubal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30350" calcext:value-type="float">
            <text:p>230350</text:p>
          </table:table-cell>
          <table:table-cell office:value-type="string" calcext:value-type="string">
            <text:p>Cascavel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30360" calcext:value-type="float">
            <text:p>230360</text:p>
          </table:table-cell>
          <table:table-cell office:value-type="string" calcext:value-type="string">
            <text:p>Catarina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30365" calcext:value-type="float">
            <text:p>230365</text:p>
          </table:table-cell>
          <table:table-cell office:value-type="string" calcext:value-type="string">
            <text:p>Catund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0370" calcext:value-type="float">
            <text:p>230370</text:p>
          </table:table-cell>
          <table:table-cell office:value-type="string" calcext:value-type="string">
            <text:p>Caucaia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230380" calcext:value-type="float">
            <text:p>230380</text:p>
          </table:table-cell>
          <table:table-cell office:value-type="string" calcext:value-type="string">
            <text:p>Cedr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390" calcext:value-type="float">
            <text:p>230390</text:p>
          </table:table-cell>
          <table:table-cell office:value-type="string" calcext:value-type="string">
            <text:p>Chaval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30393" calcext:value-type="float">
            <text:p>230393</text:p>
          </table:table-cell>
          <table:table-cell office:value-type="string" calcext:value-type="string">
            <text:p>Choró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float" office:value="230395" calcext:value-type="float">
            <text:p>230395</text:p>
          </table:table-cell>
          <table:table-cell office:value-type="string" calcext:value-type="string">
            <text:p>Chorozinho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string" calcext:value-type="string">
            <text:p>Coreaú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30410" calcext:value-type="float">
            <text:p>230410</text:p>
          </table:table-cell>
          <table:table-cell office:value-type="string" calcext:value-type="string">
            <text:p>Crateús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230420" calcext:value-type="float">
            <text:p>230420</text:p>
          </table:table-cell>
          <table:table-cell office:value-type="string" calcext:value-type="string">
            <text:p>Crato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30423" calcext:value-type="float">
            <text:p>230423</text:p>
          </table:table-cell>
          <table:table-cell office:value-type="string" calcext:value-type="string">
            <text:p>Croatá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30425" calcext:value-type="float">
            <text:p>230425</text:p>
          </table:table-cell>
          <table:table-cell office:value-type="string" calcext:value-type="string">
            <text:p>Cruz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30426" calcext:value-type="float">
            <text:p>230426</text:p>
          </table:table-cell>
          <table:table-cell office:value-type="string" calcext:value-type="string">
            <text:p>Deputado Irapuan Pinheiro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230427" calcext:value-type="float">
            <text:p>230427</text:p>
          </table:table-cell>
          <table:table-cell office:value-type="string" calcext:value-type="string">
            <text:p>Ererê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428" calcext:value-type="float">
            <text:p>230428</text:p>
          </table:table-cell>
          <table:table-cell office:value-type="string" calcext:value-type="string">
            <text:p>Eusébio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230430" calcext:value-type="float">
            <text:p>230430</text:p>
          </table:table-cell>
          <table:table-cell office:value-type="string" calcext:value-type="string">
            <text:p>Farias Brito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30435" calcext:value-type="float">
            <text:p>230435</text:p>
          </table:table-cell>
          <table:table-cell office:value-type="string" calcext:value-type="string">
            <text:p>Forquilha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30440" calcext:value-type="float">
            <text:p>230440</text:p>
          </table:table-cell>
          <table:table-cell office:value-type="string" calcext:value-type="string">
            <text:p>Fortaleza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230445" calcext:value-type="float">
            <text:p>230445</text:p>
          </table:table-cell>
          <table:table-cell office:value-type="string" calcext:value-type="string">
            <text:p>Fortim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30450" calcext:value-type="float">
            <text:p>230450</text:p>
          </table:table-cell>
          <table:table-cell office:value-type="string" calcext:value-type="string">
            <text:p>Frecheirinha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30460" calcext:value-type="float">
            <text:p>230460</text:p>
          </table:table-cell>
          <table:table-cell office:value-type="string" calcext:value-type="string">
            <text:p>General Sampaio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30465" calcext:value-type="float">
            <text:p>230465</text:p>
          </table:table-cell>
          <table:table-cell office:value-type="string" calcext:value-type="string">
            <text:p>Graça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float" office:value="230470" calcext:value-type="float">
            <text:p>230470</text:p>
          </table:table-cell>
          <table:table-cell office:value-type="string" calcext:value-type="string">
            <text:p>Granja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30480" calcext:value-type="float">
            <text:p>230480</text:p>
          </table:table-cell>
          <table:table-cell office:value-type="string" calcext:value-type="string">
            <text:p>Granjeiro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30490" calcext:value-type="float">
            <text:p>230490</text:p>
          </table:table-cell>
          <table:table-cell office:value-type="string" calcext:value-type="string">
            <text:p>Groaíras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30495" calcext:value-type="float">
            <text:p>230495</text:p>
          </table:table-cell>
          <table:table-cell office:value-type="string" calcext:value-type="string">
            <text:p>Guaiúb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 office:value-type="string" calcext:value-type="string">
            <text:p>Guaraciaba do Norte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30510" calcext:value-type="float">
            <text:p>230510</text:p>
          </table:table-cell>
          <table:table-cell office:value-type="string" calcext:value-type="string">
            <text:p>Guaramirang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0520" calcext:value-type="float">
            <text:p>230520</text:p>
          </table:table-cell>
          <table:table-cell office:value-type="string" calcext:value-type="string">
            <text:p>Hidrolândia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30523" calcext:value-type="float">
            <text:p>230523</text:p>
          </table:table-cell>
          <table:table-cell office:value-type="string" calcext:value-type="string">
            <text:p>Horizonte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230526" calcext:value-type="float">
            <text:p>230526</text:p>
          </table:table-cell>
          <table:table-cell office:value-type="string" calcext:value-type="string">
            <text:p>Ibaretam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530" calcext:value-type="float">
            <text:p>230530</text:p>
          </table:table-cell>
          <table:table-cell office:value-type="string" calcext:value-type="string">
            <text:p>Ibiapina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30533" calcext:value-type="float">
            <text:p>230533</text:p>
          </table:table-cell>
          <table:table-cell office:value-type="string" calcext:value-type="string">
            <text:p>Ibicuitinga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float" office:value="230535" calcext:value-type="float">
            <text:p>230535</text:p>
          </table:table-cell>
          <table:table-cell office:value-type="string" calcext:value-type="string">
            <text:p>Icapuí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230540" calcext:value-type="float">
            <text:p>230540</text:p>
          </table:table-cell>
          <table:table-cell office:value-type="string" calcext:value-type="string">
            <text:p>Icó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30550" calcext:value-type="float">
            <text:p>230550</text:p>
          </table:table-cell>
          <table:table-cell office:value-type="string" calcext:value-type="string">
            <text:p>Iguatu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230560" calcext:value-type="float">
            <text:p>230560</text:p>
          </table:table-cell>
          <table:table-cell office:value-type="string" calcext:value-type="string">
            <text:p>Independência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30565" calcext:value-type="float">
            <text:p>230565</text:p>
          </table:table-cell>
          <table:table-cell office:value-type="string" calcext:value-type="string">
            <text:p>Ipaporanga</text:p>
          </table:table-cell>
          <table:table-cell office:value-type="float" office:value="66.2" calcext:value-type="float">
            <text:p>66,2</text:p>
          </table:table-cell>
        </table:table-row>
        <table:table-row table:style-name="ro1">
          <table:table-cell office:value-type="float" office:value="230570" calcext:value-type="float">
            <text:p>230570</text:p>
          </table:table-cell>
          <table:table-cell office:value-type="string" calcext:value-type="string">
            <text:p>Ipaumiri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580" calcext:value-type="float">
            <text:p>230580</text:p>
          </table:table-cell>
          <table:table-cell office:value-type="string" calcext:value-type="string">
            <text:p>Ipu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30590" calcext:value-type="float">
            <text:p>230590</text:p>
          </table:table-cell>
          <table:table-cell office:value-type="string" calcext:value-type="string">
            <text:p>Ipueiras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float" office:value="230600" calcext:value-type="float">
            <text:p>230600</text:p>
          </table:table-cell>
          <table:table-cell office:value-type="string" calcext:value-type="string">
            <text:p>Iracem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610" calcext:value-type="float">
            <text:p>230610</text:p>
          </table:table-cell>
          <table:table-cell office:value-type="string" calcext:value-type="string">
            <text:p>Irauçuba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30620" calcext:value-type="float">
            <text:p>230620</text:p>
          </table:table-cell>
          <table:table-cell office:value-type="string" calcext:value-type="string">
            <text:p>Itaiçaba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30625" calcext:value-type="float">
            <text:p>230625</text:p>
          </table:table-cell>
          <table:table-cell office:value-type="string" calcext:value-type="string">
            <text:p>Itaitinga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230630" calcext:value-type="float">
            <text:p>230630</text:p>
          </table:table-cell>
          <table:table-cell office:value-type="string" calcext:value-type="string">
            <text:p>Itapagé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30640" calcext:value-type="float">
            <text:p>230640</text:p>
          </table:table-cell>
          <table:table-cell office:value-type="string" calcext:value-type="string">
            <text:p>Itapipoca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30650" calcext:value-type="float">
            <text:p>230650</text:p>
          </table:table-cell>
          <table:table-cell office:value-type="string" calcext:value-type="string">
            <text:p>Itapiúna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30655" calcext:value-type="float">
            <text:p>230655</text:p>
          </table:table-cell>
          <table:table-cell office:value-type="string" calcext:value-type="string">
            <text:p>Itarem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0660" calcext:value-type="float">
            <text:p>230660</text:p>
          </table:table-cell>
          <table:table-cell office:value-type="string" calcext:value-type="string">
            <text:p>Itatira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30670" calcext:value-type="float">
            <text:p>230670</text:p>
          </table:table-cell>
          <table:table-cell office:value-type="string" calcext:value-type="string">
            <text:p>Jaguaretama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float" office:value="230680" calcext:value-type="float">
            <text:p>230680</text:p>
          </table:table-cell>
          <table:table-cell office:value-type="string" calcext:value-type="string">
            <text:p>Jaguaribara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30690" calcext:value-type="float">
            <text:p>230690</text:p>
          </table:table-cell>
          <table:table-cell office:value-type="string" calcext:value-type="string">
            <text:p>Jaguaribe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30700" calcext:value-type="float">
            <text:p>230700</text:p>
          </table:table-cell>
          <table:table-cell office:value-type="string" calcext:value-type="string">
            <text:p>Jaguaruana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30710" calcext:value-type="float">
            <text:p>230710</text:p>
          </table:table-cell>
          <table:table-cell office:value-type="string" calcext:value-type="string">
            <text:p>Jardim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30720" calcext:value-type="float">
            <text:p>230720</text:p>
          </table:table-cell>
          <table:table-cell office:value-type="string" calcext:value-type="string">
            <text:p>Jati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30725" calcext:value-type="float">
            <text:p>230725</text:p>
          </table:table-cell>
          <table:table-cell office:value-type="string" calcext:value-type="string">
            <text:p>Jijoca de Jericoacoara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30730" calcext:value-type="float">
            <text:p>230730</text:p>
          </table:table-cell>
          <table:table-cell office:value-type="string" calcext:value-type="string">
            <text:p>Juazeiro do Norte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30740" calcext:value-type="float">
            <text:p>230740</text:p>
          </table:table-cell>
          <table:table-cell office:value-type="string" calcext:value-type="string">
            <text:p>Jucás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230750" calcext:value-type="float">
            <text:p>230750</text:p>
          </table:table-cell>
          <table:table-cell office:value-type="string" calcext:value-type="string">
            <text:p>Lavras da Mangabeira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30760" calcext:value-type="float">
            <text:p>230760</text:p>
          </table:table-cell>
          <table:table-cell office:value-type="string" calcext:value-type="string">
            <text:p>Limoeiro do Norte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30763" calcext:value-type="float">
            <text:p>230763</text:p>
          </table:table-cell>
          <table:table-cell office:value-type="string" calcext:value-type="string">
            <text:p>Madalen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765" calcext:value-type="float">
            <text:p>230765</text:p>
          </table:table-cell>
          <table:table-cell office:value-type="string" calcext:value-type="string">
            <text:p>Maracanaú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230770" calcext:value-type="float">
            <text:p>230770</text:p>
          </table:table-cell>
          <table:table-cell office:value-type="string" calcext:value-type="string">
            <text:p>Maranguape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30780" calcext:value-type="float">
            <text:p>230780</text:p>
          </table:table-cell>
          <table:table-cell office:value-type="string" calcext:value-type="string">
            <text:p>Marc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30790" calcext:value-type="float">
            <text:p>230790</text:p>
          </table:table-cell>
          <table:table-cell office:value-type="string" calcext:value-type="string">
            <text:p>Martinópole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30800" calcext:value-type="float">
            <text:p>230800</text:p>
          </table:table-cell>
          <table:table-cell office:value-type="string" calcext:value-type="string">
            <text:p>Massapê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30810" calcext:value-type="float">
            <text:p>230810</text:p>
          </table:table-cell>
          <table:table-cell office:value-type="string" calcext:value-type="string">
            <text:p>Mauriti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30820" calcext:value-type="float">
            <text:p>230820</text:p>
          </table:table-cell>
          <table:table-cell office:value-type="string" calcext:value-type="string">
            <text:p>Meruoca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30830" calcext:value-type="float">
            <text:p>230830</text:p>
          </table:table-cell>
          <table:table-cell office:value-type="string" calcext:value-type="string">
            <text:p>Milagres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30835" calcext:value-type="float">
            <text:p>230835</text:p>
          </table:table-cell>
          <table:table-cell office:value-type="string" calcext:value-type="string">
            <text:p>Milhã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30837" calcext:value-type="float">
            <text:p>230837</text:p>
          </table:table-cell>
          <table:table-cell office:value-type="string" calcext:value-type="string">
            <text:p>Miraíma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float" office:value="230840" calcext:value-type="float">
            <text:p>230840</text:p>
          </table:table-cell>
          <table:table-cell office:value-type="string" calcext:value-type="string">
            <text:p>Missão Velha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30850" calcext:value-type="float">
            <text:p>230850</text:p>
          </table:table-cell>
          <table:table-cell office:value-type="string" calcext:value-type="string">
            <text:p>Mombaça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30860" calcext:value-type="float">
            <text:p>230860</text:p>
          </table:table-cell>
          <table:table-cell office:value-type="string" calcext:value-type="string">
            <text:p>Monsenhor Tabosa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30870" calcext:value-type="float">
            <text:p>230870</text:p>
          </table:table-cell>
          <table:table-cell office:value-type="string" calcext:value-type="string">
            <text:p>Morada Nova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30880" calcext:value-type="float">
            <text:p>230880</text:p>
          </table:table-cell>
          <table:table-cell office:value-type="string" calcext:value-type="string">
            <text:p>Moraúj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0890" calcext:value-type="float">
            <text:p>230890</text:p>
          </table:table-cell>
          <table:table-cell office:value-type="string" calcext:value-type="string">
            <text:p>Morrinhos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30900" calcext:value-type="float">
            <text:p>230900</text:p>
          </table:table-cell>
          <table:table-cell office:value-type="string" calcext:value-type="string">
            <text:p>Mucambo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30910" calcext:value-type="float">
            <text:p>230910</text:p>
          </table:table-cell>
          <table:table-cell office:value-type="string" calcext:value-type="string">
            <text:p>Mulungu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30920" calcext:value-type="float">
            <text:p>230920</text:p>
          </table:table-cell>
          <table:table-cell office:value-type="string" calcext:value-type="string">
            <text:p>Nova Olinda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30930" calcext:value-type="float">
            <text:p>230930</text:p>
          </table:table-cell>
          <table:table-cell office:value-type="string" calcext:value-type="string">
            <text:p>Nova Russas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30940" calcext:value-type="float">
            <text:p>230940</text:p>
          </table:table-cell>
          <table:table-cell office:value-type="string" calcext:value-type="string">
            <text:p>Novo Oriente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float" office:value="230945" calcext:value-type="float">
            <text:p>230945</text:p>
          </table:table-cell>
          <table:table-cell office:value-type="string" calcext:value-type="string">
            <text:p>Ocara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float" office:value="230950" calcext:value-type="float">
            <text:p>230950</text:p>
          </table:table-cell>
          <table:table-cell office:value-type="string" calcext:value-type="string">
            <text:p>Orós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30960" calcext:value-type="float">
            <text:p>230960</text:p>
          </table:table-cell>
          <table:table-cell office:value-type="string" calcext:value-type="string">
            <text:p>Pacajus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30970" calcext:value-type="float">
            <text:p>230970</text:p>
          </table:table-cell>
          <table:table-cell office:value-type="string" calcext:value-type="string">
            <text:p>Pacatuba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230980" calcext:value-type="float">
            <text:p>230980</text:p>
          </table:table-cell>
          <table:table-cell office:value-type="string" calcext:value-type="string">
            <text:p>Pacoti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30990" calcext:value-type="float">
            <text:p>230990</text:p>
          </table:table-cell>
          <table:table-cell office:value-type="string" calcext:value-type="string">
            <text:p>Pacujá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string" calcext:value-type="string">
            <text:p>Palhan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31010" calcext:value-type="float">
            <text:p>231010</text:p>
          </table:table-cell>
          <table:table-cell office:value-type="string" calcext:value-type="string">
            <text:p>Palmácia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31020" calcext:value-type="float">
            <text:p>231020</text:p>
          </table:table-cell>
          <table:table-cell office:value-type="string" calcext:value-type="string">
            <text:p>Paracuru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31025" calcext:value-type="float">
            <text:p>231025</text:p>
          </table:table-cell>
          <table:table-cell office:value-type="string" calcext:value-type="string">
            <text:p>Paraipaba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31030" calcext:value-type="float">
            <text:p>231030</text:p>
          </table:table-cell>
          <table:table-cell office:value-type="string" calcext:value-type="string">
            <text:p>Parambu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Paramoti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float" office:value="231050" calcext:value-type="float">
            <text:p>231050</text:p>
          </table:table-cell>
          <table:table-cell office:value-type="string" calcext:value-type="string">
            <text:p>Pedra Branca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31060" calcext:value-type="float">
            <text:p>231060</text:p>
          </table:table-cell>
          <table:table-cell office:value-type="string" calcext:value-type="string">
            <text:p>Penaforte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231070" calcext:value-type="float">
            <text:p>231070</text:p>
          </table:table-cell>
          <table:table-cell office:value-type="string" calcext:value-type="string">
            <text:p>Pentecoste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31080" calcext:value-type="float">
            <text:p>231080</text:p>
          </table:table-cell>
          <table:table-cell office:value-type="string" calcext:value-type="string">
            <text:p>Pereir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1085" calcext:value-type="float">
            <text:p>231085</text:p>
          </table:table-cell>
          <table:table-cell office:value-type="string" calcext:value-type="string">
            <text:p>Pindoretama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31090" calcext:value-type="float">
            <text:p>231090</text:p>
          </table:table-cell>
          <table:table-cell office:value-type="string" calcext:value-type="string">
            <text:p>Piquet Carneiro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float" office:value="231095" calcext:value-type="float">
            <text:p>231095</text:p>
          </table:table-cell>
          <table:table-cell office:value-type="string" calcext:value-type="string">
            <text:p>Pires Ferreira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31100" calcext:value-type="float">
            <text:p>231100</text:p>
          </table:table-cell>
          <table:table-cell office:value-type="string" calcext:value-type="string">
            <text:p>Porang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110" calcext:value-type="float">
            <text:p>231110</text:p>
          </table:table-cell>
          <table:table-cell office:value-type="string" calcext:value-type="string">
            <text:p>Porteiras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31120" calcext:value-type="float">
            <text:p>231120</text:p>
          </table:table-cell>
          <table:table-cell office:value-type="string" calcext:value-type="string">
            <text:p>Potengi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1123" calcext:value-type="float">
            <text:p>231123</text:p>
          </table:table-cell>
          <table:table-cell office:value-type="string" calcext:value-type="string">
            <text:p>Potiretama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31126" calcext:value-type="float">
            <text:p>231126</text:p>
          </table:table-cell>
          <table:table-cell office:value-type="string" calcext:value-type="string">
            <text:p>Quiterianópoli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1130" calcext:value-type="float">
            <text:p>231130</text:p>
          </table:table-cell>
          <table:table-cell office:value-type="string" calcext:value-type="string">
            <text:p>Quixadá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31135" calcext:value-type="float">
            <text:p>231135</text:p>
          </table:table-cell>
          <table:table-cell office:value-type="string" calcext:value-type="string">
            <text:p>Quixelô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31140" calcext:value-type="float">
            <text:p>231140</text:p>
          </table:table-cell>
          <table:table-cell office:value-type="string" calcext:value-type="string">
            <text:p>Quixeramobim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31150" calcext:value-type="float">
            <text:p>231150</text:p>
          </table:table-cell>
          <table:table-cell office:value-type="string" calcext:value-type="string">
            <text:p>Quixeré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31160" calcext:value-type="float">
            <text:p>231160</text:p>
          </table:table-cell>
          <table:table-cell office:value-type="string" calcext:value-type="string">
            <text:p>Redenção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31170" calcext:value-type="float">
            <text:p>231170</text:p>
          </table:table-cell>
          <table:table-cell office:value-type="string" calcext:value-type="string">
            <text:p>Reriutaba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31180" calcext:value-type="float">
            <text:p>231180</text:p>
          </table:table-cell>
          <table:table-cell office:value-type="string" calcext:value-type="string">
            <text:p>Russas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31190" calcext:value-type="float">
            <text:p>231190</text:p>
          </table:table-cell>
          <table:table-cell office:value-type="string" calcext:value-type="string">
            <text:p>Saboeiro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31195" calcext:value-type="float">
            <text:p>231195</text:p>
          </table:table-cell>
          <table:table-cell office:value-type="string" calcext:value-type="string">
            <text:p>Salitr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Santana do Acaraú</text:p>
          </table:table-cell>
          <table:table-cell office:value-type="float" office:value="60.6" calcext:value-type="float">
            <text:p>60,6</text:p>
          </table:table-cell>
        </table:table-row>
        <table:table-row table:style-name="ro1">
          <table:table-cell office:value-type="float" office:value="231210" calcext:value-type="float">
            <text:p>231210</text:p>
          </table:table-cell>
          <table:table-cell office:value-type="string" calcext:value-type="string">
            <text:p>Santana do Cariri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231220" calcext:value-type="float">
            <text:p>231220</text:p>
          </table:table-cell>
          <table:table-cell office:value-type="string" calcext:value-type="string">
            <text:p>Santa Quitéria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31230" calcext:value-type="float">
            <text:p>231230</text:p>
          </table:table-cell>
          <table:table-cell office:value-type="string" calcext:value-type="string">
            <text:p>São Benedit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31240" calcext:value-type="float">
            <text:p>231240</text:p>
          </table:table-cell>
          <table:table-cell office:value-type="string" calcext:value-type="string">
            <text:p>São Gonçalo do Amarante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float" office:value="231250" calcext:value-type="float">
            <text:p>231250</text:p>
          </table:table-cell>
          <table:table-cell office:value-type="string" calcext:value-type="string">
            <text:p>São João do Jaguaribe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31260" calcext:value-type="float">
            <text:p>231260</text:p>
          </table:table-cell>
          <table:table-cell office:value-type="string" calcext:value-type="string">
            <text:p>São Luís do Curu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31270" calcext:value-type="float">
            <text:p>231270</text:p>
          </table:table-cell>
          <table:table-cell office:value-type="string" calcext:value-type="string">
            <text:p>Senador Pompeu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31280" calcext:value-type="float">
            <text:p>231280</text:p>
          </table:table-cell>
          <table:table-cell office:value-type="string" calcext:value-type="string">
            <text:p>Senador Sá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31290" calcext:value-type="float">
            <text:p>231290</text:p>
          </table:table-cell>
          <table:table-cell office:value-type="string" calcext:value-type="string">
            <text:p>Sobral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31300" calcext:value-type="float">
            <text:p>231300</text:p>
          </table:table-cell>
          <table:table-cell office:value-type="string" calcext:value-type="string">
            <text:p>Solonópole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Tabuleiro do Norte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31320" calcext:value-type="float">
            <text:p>231320</text:p>
          </table:table-cell>
          <table:table-cell office:value-type="string" calcext:value-type="string">
            <text:p>Tamboril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231325" calcext:value-type="float">
            <text:p>231325</text:p>
          </table:table-cell>
          <table:table-cell office:value-type="string" calcext:value-type="string">
            <text:p>Tarrafas</text:p>
          </table:table-cell>
          <table:table-cell office:value-type="float" office:value="62.7" calcext:value-type="float">
            <text:p>62,7</text:p>
          </table:table-cell>
        </table:table-row>
        <table:table-row table:style-name="ro1">
          <table:table-cell office:value-type="float" office:value="231330" calcext:value-type="float">
            <text:p>231330</text:p>
          </table:table-cell>
          <table:table-cell office:value-type="string" calcext:value-type="string">
            <text:p>Tauá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31335" calcext:value-type="float">
            <text:p>231335</text:p>
          </table:table-cell>
          <table:table-cell office:value-type="string" calcext:value-type="string">
            <text:p>Tejuçuoca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31340" calcext:value-type="float">
            <text:p>231340</text:p>
          </table:table-cell>
          <table:table-cell office:value-type="string" calcext:value-type="string">
            <text:p>Tianguá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31350" calcext:value-type="float">
            <text:p>231350</text:p>
          </table:table-cell>
          <table:table-cell office:value-type="string" calcext:value-type="string">
            <text:p>Trairi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31355" calcext:value-type="float">
            <text:p>231355</text:p>
          </table:table-cell>
          <table:table-cell office:value-type="string" calcext:value-type="string">
            <text:p>Tururu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31360" calcext:value-type="float">
            <text:p>231360</text:p>
          </table:table-cell>
          <table:table-cell office:value-type="string" calcext:value-type="string">
            <text:p>Ubajara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31370" calcext:value-type="float">
            <text:p>231370</text:p>
          </table:table-cell>
          <table:table-cell office:value-type="string" calcext:value-type="string">
            <text:p>Umari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float" office:value="231375" calcext:value-type="float">
            <text:p>231375</text:p>
          </table:table-cell>
          <table:table-cell office:value-type="string" calcext:value-type="string">
            <text:p>Umirim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31380" calcext:value-type="float">
            <text:p>231380</text:p>
          </table:table-cell>
          <table:table-cell office:value-type="string" calcext:value-type="string">
            <text:p>Uruburetama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31390" calcext:value-type="float">
            <text:p>231390</text:p>
          </table:table-cell>
          <table:table-cell office:value-type="string" calcext:value-type="string">
            <text:p>Uruoca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231395" calcext:value-type="float">
            <text:p>231395</text:p>
          </table:table-cell>
          <table:table-cell office:value-type="string" calcext:value-type="string">
            <text:p>Varjota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231400" calcext:value-type="float">
            <text:p>231400</text:p>
          </table:table-cell>
          <table:table-cell office:value-type="string" calcext:value-type="string">
            <text:p>Várzea Alegre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31410" calcext:value-type="float">
            <text:p>231410</text:p>
          </table:table-cell>
          <table:table-cell office:value-type="string" calcext:value-type="string">
            <text:p>Viçosa do Ceará</text:p>
          </table:table-cell>
          <table:table-cell office:value-type="float" office:value="57.1" calcext:value-type="float">
            <text:p>5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10:28.096213000</dc:date>
    <meta:editing-duration>PT31S</meta:editing-duration>
    <meta:editing-cycles>1</meta:editing-cycles>
    <meta:document-statistic meta:table-count="1" meta:cell-count="555" meta:object-count="0"/>
    <meta:generator>LibreOffice_Vanilla/5.2.3.5$MacOSX_X86_64 LibreOffice_project/83adc9c35c74e0badc710d981405858b1179a327</meta:generator>
  </office:meta>
</office:document-meta>
</file>